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1960.preconf.tsv" table:style-name="ta-0" table:print="true">
        <office:forms form:automatic-focus="false" form:apply-design-mode="false">
          <form:form/>
        </office:forms>
        <table:table-column table:style-name="ACOL-0" table:number-columns-repeated="8"/>
        <table:table-column table:style-name="ACOL-0" table:number-columns-repeated="248"/>
        <table:table-row table:style-name="AROW-0">
          <table:table-cell table:style-name="Gnumeric-default" office:value-type="string">
            <text:p>Title</text:p>
          </table:table-cell>
          <table:table-cell table:style-name="Gnumeric-default" office:value-type="string">
            <text:p>Authors</text:p>
          </table:table-cell>
          <table:table-cell table:style-name="Gnumeric-default" office:value-type="string">
            <text:p>Pdf</text:p>
          </table:table-cell>
          <table:table-cell table:style-name="Gnumeric-default" office:value-type="string">
            <text:p>Presentation</text:p>
          </table:table-cell>
          <table:table-cell table:style-name="Gnumeric-default" office:value-type="string">
            <text:p>Volume_Name</text:p>
          </table:table-cell>
          <table:table-cell table:style-name="Gnumeric-default" office:value-type="string">
            <text:p>Pages</text:p>
          </table:table-cell>
          <table:table-cell table:style-name="Gnumeric-default" office:value-type="string">
            <text:p>pages in pdf</text:p>
          </table:table-cell>
          <table:table-cell table:style-name="Gnumeric-default" office:value-type="string">
            <text:p>Notes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Frontmatter</text:p>
          </table:table-cell>
          <table:table-cell table:number-columns-repeated="5" table:style-name="Gnumeric-default"/>
          <table:table-cell table:style-name="Gnumeric-default" office:value-type="float" office:value="1">
            <text:p>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WORKING MT CONFERENCE PARTICIPANTS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AGENDA FOR PRINCETON MEETING</text:p>
          </table:table-cell>
          <table:table-cell table:number-columns-repeated="4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GEORGETOWN UNIVERSITY PRESENTATION</text:p>
          </table:table-cell>
          <table:table-cell table:style-name="Gnumeric-default" office:value-type="string">
            <text:p>Mr. Zarechnak and A.F.R. BROWN</text:p>
          </table:table-cell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MASSACHUSETTS INSTITUTE OF TECHNOLOGY PRESENTATION</text:p>
          </table:table-cell>
          <table:table-cell table:style-name="Gnumeric-default" office:value-type="string">
            <text:p>Dr. Lieberman and Dr. Yngve</text:p>
          </table:table-cell>
          <table:table-cell table:number-columns-repeated="3"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10">
            <text:p>1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BERKELEY PRESENTATION</text:p>
          </table:table-cell>
          <table:table-cell table:style-name="Gnumeric-default" office:value-type="string">
            <text:p>Professor Lamb</text:p>
          </table:table-cell>
          <table:table-cell table:number-columns-repeated="3"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12">
            <text:p>1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CAMBRIDGE LANGUAGE RESEARCH UNIT PRESENTATION</text:p>
          </table:table-cell>
          <table:table-cell table:style-name="Gnumeric-default" office:value-type="string">
            <text:p>Margaret Masterman and Mr. Needham</text:p>
          </table:table-cell>
          <table:table-cell table:number-columns-repeated="3" table:style-name="Gnumeric-default"/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WAYNE STATE UNIVERSITY PRESENTATION</text:p>
          </table:table-cell>
          <table:table-cell table:style-name="Gnumeric-default" office:value-type="string">
            <text:p>Dr. Josselson and MissJaniotis</text:p>
          </table:table-cell>
          <table:table-cell table:number-columns-repeated="3"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float" office:value="16">
            <text:p>1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CENTRO DI CIBERNETICA DI MILANO PRESENTATION</text:p>
          </table:table-cell>
          <table:table-cell table:style-name="Gnumeric-default" office:value-type="string">
            <text:p>Dr. Ceccato</text:p>
          </table:table-cell>
          <table:table-cell table:number-columns-repeated="3" table:style-name="Gnumeric-default"/>
          <table:table-cell table:style-name="Gnumeric-default" office:value-type="float" office:value="13">
            <text:p>13</text:p>
          </table:table-cell>
          <table:table-cell table:style-name="Gnumeric-default" office:value-type="float" office:value="17">
            <text:p>1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RAND CORPORATION PRESENTATION</text:p>
          </table:table-cell>
          <table:table-cell table:style-name="Gnumeric-default" office:value-type="string">
            <text:p>Mr. Ziehe and Dr. Harper</text:p>
          </table:table-cell>
          <table:table-cell table:number-columns-repeated="3" table:style-name="Gnumeric-default"/>
          <table:table-cell table:style-name="Gnumeric-default" office:value-type="float" office:value="14">
            <text:p>14</text:p>
          </table:table-cell>
          <table:table-cell table:style-name="Gnumeric-default" office:value-type="float" office:value="18">
            <text:p>1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MEETING WITH THE SPONSORS</text:p>
          </table:table-cell>
          <table:table-cell table:number-columns-repeated="4"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20">
            <text:p>2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NATIONAL BUREAU OF STANDARDS PRESENTATION</text:p>
          </table:table-cell>
          <table:table-cell table:style-name="Gnumeric-default" office:value-type="string">
            <text:p>Dr. Alt</text:p>
          </table:table-cell>
          <table:table-cell table:number-columns-repeated="3" table:style-name="Gnumeric-default"/>
          <table:table-cell table:style-name="Gnumeric-default" office:value-type="float" office:value="18">
            <text:p>18</text:p>
          </table:table-cell>
          <table:table-cell table:style-name="Gnumeric-default" office:value-type="float" office:value="22">
            <text:p>22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UNIVERSITY OF WASHINGTON PRESENTATION</text:p>
          </table:table-cell>
          <table:table-cell table:style-name="Gnumeric-default" office:value-type="string">
            <text:p>Dr. Swarm and Dr. Lytle</text:p>
          </table:table-cell>
          <table:table-cell table:number-columns-repeated="3" table:style-name="Gnumeric-default"/>
          <table:table-cell table:style-name="Gnumeric-default" office:value-type="float" office:value="20">
            <text:p>20</text:p>
          </table:table-cell>
          <table:table-cell table:style-name="Gnumeric-default" office:value-type="float" office:value="24">
            <text:p>2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UNIVERSITY OF TEXAS PRESENTATION</text:p>
          </table:table-cell>
          <table:table-cell table:style-name="Gnumeric-default" office:value-type="string">
            <text:p>Mr. Pendergraft</text:p>
          </table:table-cell>
          <table:table-cell table:number-columns-repeated="3" table:style-name="Gnumeric-default"/>
          <table:table-cell table:style-name="Gnumeric-default" office:value-type="float" office:value="21">
            <text:p>21</text:p>
          </table:table-cell>
          <table:table-cell table:style-name="Gnumeric-default" office:value-type="float" office:value="25">
            <text:p>2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UNIVERSITY OF INDIANA PRESENTATION</text:p>
          </table:table-cell>
          <table:table-cell table:style-name="Gnumeric-default" office:value-type="string">
            <text:p>Dr. Ellson</text:p>
          </table:table-cell>
          <table:table-cell table:number-columns-repeated="3" table:style-name="Gnumeric-default"/>
          <table:table-cell table:style-name="Gnumeric-default" office:value-type="float" office:value="22">
            <text:p>22</text:p>
          </table:table-cell>
          <table:table-cell table:style-name="Gnumeric-default" office:value-type="float" office:value="26">
            <text:p>26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OPEN DISCUSSION SESSION</text:p>
          </table:table-cell>
          <table:table-cell table:number-columns-repeated="4" table:style-name="Gnumeric-default"/>
          <table:table-cell table:style-name="Gnumeric-default" office:value-type="float" office:value="23">
            <text:p>23</text:p>
          </table:table-cell>
          <table:table-cell table:style-name="Gnumeric-default" office:value-type="float" office:value="27">
            <text:p>27</text:p>
          </table:table-cell>
          <table:table-cell table:number-columns-repeated="249" table:style-name="Gnumeric-default"/>
        </table:table-row>
        <table:table-row table:style-name="AROW-0" table:number-rows-repeated="65519">
          <table:table-cell table:number-columns-repeated="256"/>
        </table:table-row>
        <table:named-expressions>
          <table:named-expression table:name="Print_Area" table:expression="of:=#REF!" table:base-cell-address="$'1960.preconf.tsv'.$A$1"/>
          <table:named-expression table:name="Sheet_Title" table:expression="of:=&quot;1960.preconf.tsv&quot;" table:base-cell-address="$'1960.preconf.t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1960.preconf.t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30T14:05:53Z</dc:date>
    <meta:creation-date>2020-04-30T14:04:44Z</meta:creation-date>
    <meta:generator>gnumeric/1.12.35</meta:generator>
  </office:meta>
</office:document-meta>
</file>